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+Адаптация под мобилки</text:p>
      <text:p text:style-name="Standard">+высота картинок на первой стр</text:p>
      <text:p text:style-name="Standard"><text:span text:style-name="T2">+</text:span>наложение карточки на ссылки</text:p>
      <text:p text:style-name="Standard">+доделать 2-ю<text:s/>страницы</text:p>
      <text:p text:style-name="Standard">+создать 3-ю страницыи может создать 4 страницы</text:p>
      <text:p text:style-name="Standard"><text:span text:style-name="T3">+</text:span>Добавить название страницы</text:p>
      <text:p text:style-name="Standard">+добавить формы</text:p>
      <text:p text:style-name="Standard">+добавить ссылки на тел и эл. Почту вверху и внизу страницы</text:p>
      <text:p text:style-name="Standard"><text:span text:style-name="T4">+</text:span>добавить джава скрипт</text:p>
      <text:p text:style-name="Standard">+добавить значок сайта</text:p>
      <text:p text:style-name="Standard">+подключить поддержку для других браузеров.(особенно для форм)</text:p>
      <text:p text:style-name="Standard">+вставить ссылки в карточки и target_blank</text:p>
      <text:p text:style-name="Standard"><text:span text:style-name="T5">+</text:span>сделать выпадающее бургер меню</text:p>
      <text:p text:style-name="Standard"><text:span text:style-name="T6">+</text:span>добавить ссылку к контакт юз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21-10-28T23:18:00Z</meta:creation-date>
    <dc:date>2021-11-22T23:29:00Z</dc:date>
    <meta:template xlink:href="Normal" xlink:type="simple"/>
    <meta:editing-cycles>13</meta:editing-cycles>
    <meta:editing-duration>PT2160S</meta:editing-duration>
    <meta:document-statistic meta:page-count="1" meta:paragraph-count="1" meta:word-count="71" meta:character-count="475" meta:row-count="3" meta:non-whitespace-character-count="405"/>
  </office:meta>
</office:document-meta>
</file>